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5599e" officeooo:paragraph-rsid="001559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495d" officeooo:paragraph-rsid="001749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bee7" officeooo:paragraph-rsid="0017bee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a2242" officeooo:paragraph-rsid="001a2242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c0e61" officeooo:paragraph-rsid="001c0e6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ea17f" officeooo:paragraph-rsid="001ea17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2e1bf" officeooo:paragraph-rsid="0022e1b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51983" officeooo:paragraph-rsid="0025198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2ad27d" officeooo:paragraph-rsid="002ad27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officeooo:rsid="0011cb08" officeooo:paragraph-rsid="0011cb08"/>
    </style:style>
    <style:style style:name="P11" style:family="paragraph" style:parent-style-name="Standard">
      <style:paragraph-properties fo:text-align="start" style:justify-single-word="false"/>
      <style:text-properties fo:font-size="16pt" officeooo:rsid="0011cb08" officeooo:paragraph-rsid="0011cb08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7bee7" officeooo:paragraph-rsid="0017bee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7bee7" officeooo:paragraph-rsid="0017bee7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officeooo:rsid="00199e38" officeooo:paragraph-rsid="00199e3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99e38" officeooo:paragraph-rsid="00199e3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99e38" officeooo:paragraph-rsid="00199e38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a2242" officeooo:paragraph-rsid="001a224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a2242" officeooo:paragraph-rsid="001a2242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c0e61" officeooo:paragraph-rsid="001c0e6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c0e61" officeooo:paragraph-rsid="001c0e61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d579b" officeooo:paragraph-rsid="001d57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d579b" officeooo:paragraph-rsid="001d579b" style:font-style-asian="normal" style:font-weight-asian="normal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ea17f" officeooo:paragraph-rsid="001ea17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ea17f" officeooo:paragraph-rsid="001ea17f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f9635" officeooo:paragraph-rsid="001f963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f9635" officeooo:paragraph-rsid="001f9635" style:font-style-asian="normal" style:font-weight-asian="normal" style:font-style-complex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15476" officeooo:paragraph-rsid="0021547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15476" officeooo:paragraph-rsid="00215476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337e2" officeooo:paragraph-rsid="002337e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2337e2" officeooo:paragraph-rsid="002337e2" style:font-style-asian="normal" style:font-weight-asian="normal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40313" officeooo:paragraph-rsid="0024031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240313" officeooo:paragraph-rsid="00240313" style:font-style-asian="normal" style:font-weight-asian="normal" style:font-style-complex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447e4" officeooo:paragraph-rsid="002447e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447e4" officeooo:paragraph-rsid="002447e4" style:font-style-asian="normal" style:font-weight-asian="normal" style:font-style-complex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59d86" officeooo:paragraph-rsid="00259d8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59d86" officeooo:paragraph-rsid="00259d86" style:font-style-asian="normal" style:font-weight-asian="normal" style:font-style-complex="normal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78ec5" officeooo:paragraph-rsid="00278ec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78ec5" officeooo:paragraph-rsid="00278ec5" style:font-style-asian="normal" style:font-weight-asian="normal" style:font-style-complex="normal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96ae6" officeooo:paragraph-rsid="00296ae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96ae6" officeooo:paragraph-rsid="00296ae6" style:font-style-asian="normal" style:font-weight-asian="normal" style:font-style-complex="normal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ccafd" officeooo:paragraph-rsid="002ccafd" style:font-style-asian="normal" style:font-weight-asian="normal" style:font-style-complex="normal" style:font-weight-complex="normal"/>
    </style:style>
    <style:style style:name="P42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ebbd0" officeooo:paragraph-rsid="002ebbd0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fec86" officeooo:paragraph-rsid="002ccafd" style:font-style-asian="normal" style:font-weight-asian="normal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16f691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17bee7"/>
    </style:style>
    <style:style style:name="P46" style:family="paragraph" style:parent-style-name="Standard">
      <style:paragraph-properties fo:text-align="start" style:justify-single-word="false"/>
      <style:text-properties officeooo:paragraph-rsid="0017bee7"/>
    </style:style>
    <style:style style:name="P47" style:family="paragraph" style:parent-style-name="Standard" style:list-style-name="L3">
      <style:paragraph-properties fo:text-align="start" style:justify-single-word="false"/>
      <style:text-properties officeooo:rsid="0016f691" officeooo:paragraph-rsid="0016f691"/>
    </style:style>
    <style:style style:name="P48" style:family="paragraph" style:parent-style-name="Standard">
      <style:paragraph-properties fo:text-align="start" style:justify-single-word="false"/>
      <style:text-properties officeooo:rsid="0016f691" officeooo:paragraph-rsid="0016f691"/>
    </style:style>
    <style:style style:name="P49" style:family="paragraph" style:parent-style-name="Standard">
      <style:paragraph-properties fo:text-align="start" style:justify-single-word="false"/>
      <style:text-properties officeooo:rsid="0017495d" officeooo:paragraph-rsid="0016f691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17bee7" officeooo:paragraph-rsid="0017bee7"/>
    </style:style>
    <style:style style:name="P51" style:family="paragraph" style:parent-style-name="Standard">
      <style:paragraph-properties fo:text-align="start" style:justify-single-word="false"/>
      <style:text-properties officeooo:rsid="0017bee7" officeooo:paragraph-rsid="0017bee7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0pt" fo:font-style="italic" fo:font-weight="normal" officeooo:rsid="00199e38" officeooo:paragraph-rsid="00199e38" style:font-style-asian="italic" style:font-weight-asian="normal" style:font-style-complex="italic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2447e4" officeooo:paragraph-rsid="002447e4" style:font-style-asian="italic" style:font-weight-asian="normal" style:font-style-complex="italic" style:font-weight-complex="normal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6f691" style:font-weight-asian="normal" style:font-weight-complex="normal"/>
    </style:style>
    <style:style style:name="T3" style:family="text">
      <style:text-properties fo:font-size="12pt" fo:font-weight="normal" officeooo:rsid="0017bee7" style:font-weight-asian="normal" style:font-weight-complex="normal"/>
    </style:style>
    <style:style style:name="T4" style:family="text">
      <style:text-properties fo:font-size="12pt" fo:font-weight="bold" officeooo:rsid="0017bee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1ed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/>
    </style:style>
    <style:style style:name="T9" style:family="text">
      <style:text-properties fo:font-size="10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ponsive Images</text:p>
      <text:p text:style-name="P11"/>
      <text:p text:style-name="P1">Responsive Images</text:p>
      <text:list xml:id="list3013200838" text:style-name="L3">
        <text:list-item>
          <text:p text:style-name="P44"><text:span text:style-name="T2">The goal of responsive images is to display different images based on the user's device.</text:span></text:p>
          <text:list>
            <text:list-item>
              <text:p text:style-name="P44"><text:span text:style-name="T2">Images have inherent dimensions which causes pixelation if stretched beyond those dimenions.</text:span></text:p>
            </text:list-item>
          </text:list>
        </text:list-item>
      </text:list>
      <text:p text:style-name="P48"><text:span text:style-name="T2"/></text:p>
      <text:list xml:id="list153050413764275" text:continue-numbering="true" text:style-name="L3">
        <text:list-item>
          <text:p text:style-name="P47"><text:span text:style-name="T1">To make images responsive, there are three factors that needs to be taken into consideration:</text:span></text:p>
          <text:list>
            <text:list-item>
              <text:p text:style-name="P47"><text:span text:style-name="T1">The device's dimensions</text:span></text:p>
            </text:list-item>
            <text:list-item>
              <text:p text:style-name="P44"><text:span text:style-name="T2">The image's dimensions</text:span></text:p>
            </text:list-item>
            <text:list-item>
              <text:p text:style-name="P47"><text:span text:style-name="T2">T</text:span><text:span text:style-name="T1">he device's screen resolution</text:span></text:p>
            </text:list-item>
          </text:list>
        </text:list-item>
      </text:list>
      <text:p text:style-name="P49"><text:span text:style-name="T1"/></text:p>
      <text:p text:style-name="P2">Retina Screens</text:p>
      <text:list xml:id="list910837559" text:style-name="L4">
        <text:list-item>
          <text:p text:style-name="P12">Retina screens have twice as many pixels per inch than standard-resolution screens.</text:p>
          <text:list>
            <text:list-item>
              <text:p text:style-name="P12">Each retina pixel is the equivalent of 4 standard pixels.</text:p>
            </text:list-item>
          </text:list>
        </text:list-item>
      </text:list>
      <text:p text:style-name="P13"/>
      <text:list xml:id="list153049915703556" text:continue-numbering="true" text:style-name="L4">
        <text:list-item>
          <text:p text:style-name="P12">To render correctly on a retina device, an image needs to be twice as long as its final display dimensions.</text:p>
          <text:list>
            <text:list-item>
              <text:p text:style-name="P45"><text:span text:style-name="T3">Example - </text:span><text:span text:style-name="T4">want:</text:span><text:span text:style-name="T3"> 500x250px image --&gt; </text:span><text:span text:style-name="T4">need:</text:span><text:span text:style-name="T3"> 1000x500px image</text:span></text:p>
            </text:list-item>
          </text:list>
        </text:list-item>
      </text:list>
      <text:p text:style-name="P46"><text:span text:style-name="T3"/></text:p>
      <text:list xml:id="list153050252664980" text:continue-numbering="true" text:style-name="L4">
        <text:list-item>
          <text:p text:style-name="P50"><text:span text:style-name="T1">There are also different pixels/inch formats where some retina displays are 3x rather than 2x.</text:span></text:p>
        </text:list-item>
      </text:list>
      <text:p text:style-name="P51"><text:span text:style-name="T1"/></text:p>
      <text:list xml:id="list153050844018450" text:continue-numbering="true" text:style-name="L4">
        <text:list-item>
          <text:p text:style-name="P50"><text:span text:style-name="T1">You will also have to account for standard displays and smaller devices because sending the same high-resolution image to those devices is unnecessary and results in a bad user experience.</text:span></text:p>
        </text:list-item>
      </text:list>
      <text:p text:style-name="P51"><text:span text:style-name="T1"/></text:p>
      <text:p text:style-name="P3">Responsive SVG Images</text:p>
      <text:list xml:id="list1840907119" text:style-name="L5">
        <text:list-item>
          <text:p text:style-name="P14">SVGs avoid the screen resolution problem because they are vector-based and can be resized to any dimension required.</text:p>
        </text:list-item>
      </text:list>
      <text:p text:style-name="P15"/>
      <text:list xml:id="list153050705645753" text:continue-numbering="true" text:style-name="L5">
        <text:list-item>
          <text:p text:style-name="P14">Browsers will automatically scale up SVGs for retina devices.</text:p>
          <text:list>
            <text:list-item>
              <text:p text:style-name="P14">However, the image will overflow if the browser becomes exceedingly narrow.</text:p>
            </text:list-item>
            <text:list-item>
              <text:p text:style-name="P14">To get a fluid image which always fills the width of the container, you must add:</text:p>
              <text:list>
                <text:list-header>
                  <text:p text:style-name="P52">.illustration {</text:p>
                  <text:p text:style-name="P52"><text:span text:style-name="T6"><text:s text:c="2"/></text:span>width: 100%;</text:p>
                  <text:p text:style-name="P52">}</text:p>
                </text:list-header>
              </text:list>
            </text:list-item>
            <text:list-item>
              <text:p text:style-name="P17">When specifying <text:span text:style-name="T9">width: 100%;</text:span><text:span text:style-name="T8"> </text:span>it assumes that we want to maintain its aspect ratio and calculate height automatically.</text:p>
            </text:list-item>
          </text:list>
        </text:list-item>
      </text:list>
      <text:p text:style-name="P16"/>
      <text:list xml:id="list153051679456451" text:continue-numbering="true" text:style-name="L5">
        <text:list-item>
          <text:p text:style-name="P17">To cap the inherent width, we can insert an <text:span text:style-name="T5">inline style</text:span> to the image.</text:p>
          <text:list>
            <text:list-item>
              <text:p text:style-name="P17">This is an appropriate situation for <text:span text:style-name="T5">inline styling</text:span> because it is describing an innate property of the image.</text:p>
            </text:list-item>
            <text:list-item>
              <text:p text:style-name="P17">An image's physical dimensions are more content than presentation.</text:p>
            </text:list-item>
          </text:list>
        </text:list-item>
      </text:list>
      <text:p text:style-name="P18"/>
      <text:p text:style-name="P4">Responsive PNG, GIF, and JPG Images</text:p>
      <text:list xml:id="list1075877511" text:style-name="L6">
        <text:list-item>
          <text:p text:style-name="P19">PNG, GIF, and JPG images are 'raster images'.</text:p>
          <text:list>
            <text:list-item>
              <text:p text:style-name="P19">Raster images are defined pixel-by-pixel instead of with vectors.</text:p>
            </text:list-item>
            <text:list-item>
              <text:p text:style-name="P19">Raster images are more sensitive to screen resolutions.</text:p>
            </text:list-item>
          </text:list>
        </text:list-item>
      </text:list>
      <text:p text:style-name="P20"/>
      <text:list xml:id="list153050707008603" text:continue-numbering="true" text:style-name="L6">
        <text:list-item>
          <text:p text:style-name="P19"><text:soft-page-break/>For non-vector based images, the HTML structure needs to be changed so the class surrounds the image rather than be on the image.</text:p>
          <text:list>
            <text:list-item>
              <text:p text:style-name="P19">This prevents flexbox from altering the height causing it to be distorted.</text:p>
            </text:list-item>
          </text:list>
        </text:list-item>
      </text:list>
      <text:p text:style-name="P20"/>
      <text:list xml:id="list153050079704953" text:continue-numbering="true" text:style-name="L6">
        <text:list-item>
          <text:p text:style-name="P19">When using 'raster images', you also need to acount for using high-resolution images versus standard images.</text:p>
          <text:list>
            <text:list-item>
              <text:p text:style-name="P19">The standard-resolution image will look fuzzy on retina displays.</text:p>
            </text:list-item>
          </text:list>
        </text:list-item>
      </text:list>
      <text:p text:style-name="P20"/>
      <text:p text:style-name="P5">Responsive Image Optimization</text:p>
      <text:list xml:id="list2072659244" text:style-name="L7">
        <text:list-item>
          <text:p text:style-name="P21">HTML provides a way to choose the best image for the user's device.</text:p>
        </text:list-item>
      </text:list>
      <text:p text:style-name="P22"/>
      <text:list xml:id="list153050887971272" text:continue-numbering="true" text:style-name="L7">
        <text:list-item>
          <text:p text:style-name="P21">There are three scenarios for optimizing responsive images:</text:p>
          <text:list>
            <text:list-item>
              <text:p text:style-name="P21">A standard-resolution screen doesn't need a high-resolution image.</text:p>
            </text:list-item>
            <text:list-item>
              <text:p text:style-name="P21">A retina mobile device that can use a standard-quality image because its been scaled down enough.</text:p>
            </text:list-item>
            <text:list-item>
              <text:p text:style-name="P21">A desktop layout that uses a wide image, and an associated mobile layout that uses a taller image.</text:p>
            </text:list-item>
          </text:list>
        </text:list-item>
      </text:list>
      <text:p text:style-name="P22"/>
      <text:list xml:id="list153051057715896" text:continue-numbering="true" text:style-name="L7">
        <text:list-item>
          <text:p text:style-name="P23">The first method is the easiest, and great for images smaller than 600px wide.</text:p>
        </text:list-item>
        <text:list-item>
          <text:p text:style-name="P23">The second method is important for larger images, especially full-bleed photos.</text:p>
        </text:list-item>
        <text:list-item>
          <text:p text:style-name="P23">The third method is extra fluff to make stuff look nicer.</text:p>
        </text:list-item>
      </text:list>
      <text:p text:style-name="P24"/>
      <text:p text:style-name="P6">Retina Optimization Using Srcset</text:p>
      <text:list xml:id="list4150693803" text:style-name="L8">
        <text:list-item>
          <text:p text:style-name="P25">High-resolution images are big compared to the standard-resolution counterpart.</text:p>
          <text:list>
            <text:list-item>
              <text:p text:style-name="P25">It will be wasteful and data-intensive to only use high-resolution images.</text:p>
            </text:list-item>
          </text:list>
        </text:list-item>
      </text:list>
      <text:p text:style-name="P26"/>
      <text:list xml:id="list153051115042537" text:continue-numbering="true" text:style-name="L8">
        <text:list-item>
          <text:p text:style-name="P27">Adding a <text:span text:style-name="T5">srcset</text:span> attribute to the &lt;img&gt; element lets you present high-resolution images only to retina devices, falling back to standard-resolution version for standard screens.</text:p>
        </text:list-item>
      </text:list>
      <text:p text:style-name="P28"/>
      <text:list xml:id="list153050947427685" text:continue-numbering="true" text:style-name="L8">
        <text:list-item>
          <text:p text:style-name="P27">The <text:span text:style-name="T5">srcset</text:span> attribute points to a list of alternative image files, along with properties defining when the browser should use each of them.</text:p>
          <text:list>
            <text:list-item>
              <text:p text:style-name="P27">The <text:span text:style-name="T5">1x</text:span> tells the browser to display <text:span text:style-name="T7">illustration-small.png</text:span> on standard-resolution screens.</text:p>
            </text:list-item>
            <text:list-item>
              <text:p text:style-name="P27">The <text:span text:style-name="T5">2x</text:span> displays <text:span text:style-name="T7">illustration-big.png</text:span> for retina screens.</text:p>
            </text:list-item>
            <text:list-item>
              <text:p text:style-name="P27">Older browsers that don't use <text:span text:style-name="T5">srcset</text:span> fall back to <text:span text:style-name="T5">src</text:span> attribute.</text:p>
            </text:list-item>
          </text:list>
        </text:list-item>
      </text:list>
      <text:p text:style-name="P28"/>
      <text:p text:style-name="P7">Screen Width Optimization Using Srcset</text:p>
      <text:list xml:id="list3784445308" text:style-name="L9">
        <text:list-item>
          <text:p text:style-name="P29">When using <text:span text:style-name="T5">srcset</text:span>, an important thing to note is that: if the user has a retina display, it'll download the high-resolution image even when the standard version would suffice.</text:p>
        </text:list-item>
      </text:list>
      <text:p text:style-name="P30"/>
      <text:list xml:id="list153049943500643" text:continue-numbering="true" text:style-name="L9">
        <text:list-item>
          <text:list>
            <text:list-item>
              <text:p text:style-name="P31">A scenario where this occurs: The low-res image is 960px. The retina display is 400px in portrait mode. The corresponding retina-quality image would only need to be 800px wide.</text:p>
            </text:list-item>
          </text:list>
        </text:list-item>
      </text:list>
      <text:p text:style-name="P32"/>
      <text:list xml:id="list153050775966957" text:continue-numbering="true" text:style-name="L9">
        <text:list-item>
          <text:p text:style-name="P31">We want to optimize larger images based on their final rendered dimensions, not just the device's screen resolution.</text:p>
        </text:list-item>
      </text:list>
      <text:p text:style-name="P32"/>
      <text:list xml:id="list153051668285207" text:continue-numbering="true" text:style-name="L9">
        <text:list-item>
          <text:p text:style-name="P31">Within the <text:span text:style-name="T5">srcset,</text:span> instead of providing <text:span text:style-name="T5">1x</text:span> and <text:span text:style-name="T5">2x</text:span> descriptors, provide the inherent physical width of the image.</text:p>
          <text:list>
            <text:list-item>
              <text:p text:style-name="P31">Providing <text:span text:style-name="T5">2000w</text:span> tells the browser the image is 2000px wide.</text:p>
            </text:list-item>
            <text:list-item>
              <text:p text:style-name="P31"><text:soft-page-break/>The unit <text:span text:style-name="T5">w</text:span> is a special unit only used for image optimization scenarios.</text:p>
            </text:list-item>
          </text:list>
        </text:list-item>
      </text:list>
      <text:p text:style-name="P32"/>
      <text:list xml:id="list153051126195144" text:continue-numbering="true" text:style-name="L9">
        <text:list-item>
          <text:p text:style-name="P33">The <text:span text:style-name="T5">sizes</text:span> attribute provides the final rendered width of the image.</text:p>
          <text:list>
            <text:list-item>
              <text:p text:style-name="P33">It defines a series of media queries along with the image's rendered width when the media query is in effect.</text:p>
            </text:list-item>
          </text:list>
        </text:list-item>
      </text:list>
      <text:p text:style-name="P34"/>
      <text:list xml:id="list153050115296408" text:continue-numbering="true" text:style-name="L9">
        <text:list-item>
          <text:list>
            <text:list-item>
              <text:p text:style-name="P33">Example: Deconstruction of sizes</text:p>
              <text:list>
                <text:list-header>
                  <text:p text:style-name="P53">sizes='(min-width: 960px) 960px, 100vw'</text:p>
                </text:list-header>
                <text:list-item>
                  <text:p text:style-name="P33">This is saying that when the screen is at least 960px wide, the image will also be 960px wide.</text:p>
                </text:list-item>
                <text:list-item>
                  <text:p text:style-name="P33">Otherwise, the 100vw default value means the image's width will be 100% of the 'viewport width'.</text:p>
                </text:list-item>
              </text:list>
            </text:list-item>
          </text:list>
        </text:list-item>
      </text:list>
      <text:p text:style-name="P34"/>
      <text:p text:style-name="P8">Art Direction Using &lt;picture&gt;</text:p>
      <text:list xml:id="list254809172" text:style-name="L10">
        <text:list-item>
          <text:p text:style-name="P35">'Art direction' is responsive image optimization for designers.</text:p>
        </text:list-item>
      </text:list>
      <text:p text:style-name="P36"/>
      <text:list xml:id="list153051733439252" text:continue-numbering="true" text:style-name="L10">
        <text:list-item>
          <text:p text:style-name="P35">It lets you optimize layouts by sending completely different images to the user depending on their device.</text:p>
          <text:list>
            <text:list-item>
              <text:p text:style-name="P35">Compared to the other section, where you optimize the same image for different devices.</text:p>
            </text:list-item>
          </text:list>
        </text:list-item>
      </text:list>
      <text:p text:style-name="P36"/>
      <text:list xml:id="list153051505283046" text:continue-numbering="true" text:style-name="L10">
        <text:list-item>
          <text:p text:style-name="P37">The &lt;picture&gt; element is a wrapper. The &lt;source&gt; element conditionally loads images based on media queries.</text:p>
        </text:list-item>
      </text:list>
      <text:p text:style-name="P38"/>
      <text:list xml:id="list153049947631915" text:continue-numbering="true" text:style-name="L10">
        <text:list-item>
          <text:list>
            <text:list-item>
              <text:p text:style-name="P37">In each &lt;source&gt; element, the <text:span text:style-name="T5">media</text:span> attribute defines <text:span text:style-name="T5">when</text:span> the image should be loaded, and <text:span text:style-name="T5">srcset</text:span> defines <text:span text:style-name="T5">which</text:span> image file should be loaded.</text:p>
            </text:list-item>
          </text:list>
        </text:list-item>
      </text:list>
      <text:p text:style-name="P38"/>
      <text:list xml:id="list153050383715847" text:continue-numbering="true" text:style-name="L10">
        <text:list-item>
          <text:list>
            <text:list-item>
              <text:p text:style-name="P37">The &lt;img&gt; element is only used as a fallback for older browser.</text:p>
            </text:list-item>
          </text:list>
        </text:list-item>
      </text:list>
      <text:p text:style-name="P38"/>
      <text:list xml:id="list153050334137307" text:continue-numbering="true" text:style-name="L10">
        <text:list-item>
          <text:p text:style-name="P39">It is recommended to use the <text:span text:style-name="T5">1x</text:span> and <text:span text:style-name="T5">2x</text:span> version of <text:span text:style-name="T5">srcset</text:span> for images less than 600px wide.</text:p>
          <text:list>
            <text:list-item>
              <text:p text:style-name="P39">Use the <text:span text:style-name="T5">srcset</text:span> and <text:span text:style-name="T5">sizes</text:span> method for bigger photos.</text:p>
            </text:list-item>
            <text:list-item>
              <text:p text:style-name="P39">Use &lt;picture&gt; for when you are trying to do something with 'art direction' with designer.</text:p>
            </text:list-item>
          </text:list>
        </text:list-item>
      </text:list>
      <text:p text:style-name="P40"/>
      <text:p text:style-name="P9">Summary</text:p>
      <text:list xml:id="list1035003049" text:style-name="L11">
        <text:list-item>
          <text:p text:style-name="P41">There are two problems that is being solved with responsive images:</text:p>
          <text:list>
            <text:list-item>
              <text:p text:style-name="P41">Make images fit into mobile layouts while respecting their intrinsic size.</text:p>
              <text:list>
                <text:list-item>
                  <text:p text:style-name="P42">This is accomplished by making images stretch to fill 100% of their container while limiting their size with an inline max-width style.</text:p>
                  <text:p text:style-name="P42"/>
                </text:list-item>
              </text:list>
            </text:list-item>
            <text:list-item>
              <text:p text:style-name="P41">Avoid making the user download unnecessary large image files.</text:p>
              <text:list>
                <text:list-item>
                  <text:p text:style-name="P42">We use <text:span text:style-name="T5">srcset</text:span> to optimize for screen resolution.</text:p>
                </text:list-item>
                <text:list-item>
                  <text:p text:style-name="P42">We use <text:span text:style-name="T5">srcset</text:span> + <text:span text:style-name="T5">sizes</text:span> to optimize for device width.</text:p>
                </text:list-item>
                <text:list-item>
                  <text:p text:style-name="P42">We use &lt;picture&gt; element for manual control over which image file is displayed.</text:p>
                </text:list-item>
              </text:list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4" meta:word-count="1061" meta:character-count="6248" meta:non-whitespace-character-count="5343"/>
  </office:meta>
</office:document-meta>
</file>